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03502" officeooo:paragraph-rsid="00103502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03502" officeooo:paragraph-rsid="0010350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03502" officeooo:paragraph-rsid="0010350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officeooo:rsid="00103502" officeooo:paragraph-rsid="0010350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03502" officeooo:paragraph-rsid="0010350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03502" officeooo:paragraph-rsid="00103502" style:font-size-asian="14pt" style:font-weight-asian="bold" style:font-size-complex="14pt" style:font-weight-complex="bold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39537" officeooo:paragraph-rsid="0023953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2c2c7b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eff3f8" loext:opacity="100%" style:font-name="Roboto" fo:font-size="8.39999961853027pt" fo:letter-spacing="normal" fo:font-style="normal" fo:font-weight="bold"/>
    </style:style>
    <style:style style:name="T8" style:family="text">
      <style:text-properties fo:font-variant="normal" fo:text-transform="none" fo:color="#eff3f8" loext:opacity="100%" style:font-name="Roboto" fo:font-size="8.39999961853027pt" fo:letter-spacing="normal" fo:font-style="normal" fo:font-weight="normal"/>
    </style:style>
    <style:style style:name="T9" style:family="text">
      <style:text-properties fo:font-variant="normal" fo:text-transform="none" fo:color="#75715e" loext:opacity="100%" style:font-name="monospace" fo:font-size="8.39999961853027pt" fo:letter-spacing="normal" fo:font-style="normal" fo:font-weight="normal" fo:background-color="#0c1633" loext:char-shading-value="0"/>
    </style:style>
    <style:style style:name="T10" style:family="text">
      <style:text-properties fo:font-variant="normal" fo:text-transform="none" fo:color="#75715e" loext:opacity="100%" style:font-name="monospace" fo:font-size="8.39999961853027pt" fo:letter-spacing="normal" fo:font-style="normal" fo:font-weight="bold" fo:background-color="#0c1633" loext:char-shading-value="0"/>
    </style:style>
    <style:style style:name="T11" style:family="text">
      <style:text-properties fo:font-variant="normal" fo:text-transform="none" fo:color="#f92672" loext:opacity="100%" style:font-name="monospace" fo:font-size="8.39999961853027pt" fo:letter-spacing="normal" fo:font-style="normal" fo:font-weight="bold" fo:background-color="#0c1633" loext:char-shading-value="0"/>
    </style:style>
    <style:style style:name="T12" style:family="text">
      <style:text-properties fo:font-variant="normal" fo:text-transform="none" fo:color="#ffffff" loext:opacity="100%" style:font-name="monospace" fo:font-size="8.39999961853027pt" fo:letter-spacing="normal" fo:font-style="normal" fo:font-weight="normal" fo:background-color="#0c1633" loext:char-shading-value="0"/>
    </style:style>
    <style:style style:name="T13" style:family="text">
      <style:text-properties fo:font-variant="normal" fo:text-transform="none" fo:color="#ffffff" loext:opacity="100%" fo:letter-spacing="normal" fo:background-color="#0c1633" loext:char-shading-value="0"/>
    </style:style>
    <style:style style:name="T14" style:family="text">
      <style:text-properties fo:font-variant="normal" fo:text-transform="none" fo:color="#a6e22e" loext:opacity="100%" style:font-name="monospace" fo:font-size="8.39999961853027pt" fo:letter-spacing="normal" fo:font-style="normal" fo:font-weight="normal" fo:background-color="#0c1633" loext:char-shading-value="0"/>
    </style:style>
    <style:style style:name="T15" style:family="text">
      <style:text-properties fo:font-variant="normal" fo:text-transform="none" fo:color="#bf79db" loext:opacity="100%" style:font-name="monospace" fo:font-size="8.39999961853027pt" fo:letter-spacing="normal" fo:font-style="normal" fo:font-weight="normal" fo:background-color="#0c1633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damentos de TypeScript.</text:p>
      <text:p text:style-name="P1"/>
      <text:p text:style-name="P5">Anotaciones</text:p>
      <text:p text:style-name="P4">&lt;h3&gt;Que es TypeScript&lt;/h3&gt;</text:p>
      <text:p text:style-name="P4">Es un superconjunto tipado de javascript, que compila a javascript.</text:p>
      <text:p text:style-name="P4"/>
      <text:p text:style-name="P4">Lenguaje de programación tipado: Posee un conjunto de tipos para poder usarlos con las variables, pudiendo personalizarlos o extenderlos.</text:p>
      <text:p text:style-name="P4"/>
      <text:p text:style-name="P4">Lenguaje de alto nivel: Entendible por humanos y posee un alto nivel de abstracción del código máquina.</text:p>
      <text:p text:style-name="P4"/>
      <text:p text:style-name="P4">Genera como resultado código JavaScript: Emite código javascript compatible con browsers y otras herramientas de javascript.</text:p>
      <text:p text:style-name="P4"/>
      <text:p text:style-name="P4">Código abierto.</text:p>
      <text:p text:style-name="P4"/>
      <text:p text:style-name="P4">Desarrollo desde cualquier sistema.</text:p>
      <text:p text:style-name="P4"/>
      <text:p text:style-name="P4">El código puede ejecutarse en cualquier navegador o plataforma que soporte javascript.</text:p>
      <text:p text:style-name="P4"/>
      <text:p text:style-name="P4">&lt;h3&gt;Porque usar TypeScript&lt;/h3&gt;</text:p>
      <text:p text:style-name="P4">Programación orientada a objetos</text:p>
      <text:p text:style-name="P4">Potenciar tu código JavaScript</text:p>
      <text:p text:style-name="P4">Mayor productividad</text:p>
      <text:p text:style-name="P4">Poderoso sistema de tipos</text:p>
      <text:p text:style-name="P4">Compila a ES5, ES6 y más</text:p>
      <text:p text:style-name="P4">Proyecto muy activo/Open source</text:p>
      <text:p text:style-name="P4">Actualizaciones periódicas</text:p>
      <text:p text:style-name="P4">Comunidad creciente</text:p>
      <text:p text:style-name="P4">Puede prevenir cerca del 15% de bugs</text:p>
      <text:p text:style-name="P4">Puede usar TypeScript para backend**__**</text:p>
      <text:p text:style-name="P4"/>
      <text:p text:style-name="P6">Instalación y funcionamiento del compilador de TypeScript</text:p>
      <text:p text:style-name="P4">Instalamos globalmente:</text:p>
      <text:p text:style-name="P4"/>
      <text:p text:style-name="P4">npm install -g typescript</text:p>
      <text:p text:style-name="P4">El rol del compilador tsc es transformar nuestro codigo escrito en Ts a plano Js para que pueda ser interpretado por los navegadores y otras plataformas</text:p>
      <text:p text:style-name="P4"/>
      <text:p text:style-name="P4">&lt;h4&gt;Como compilar un archivo Ts&lt;/h4&gt;</text:p>
      <text:p text:style-name="P4">// compilamos el archivo ts</text:p>
      <text:p text:style-name="P4">tsc hello.ts</text:p>
      <text:p text:style-name="P4"/>
      <text:p text:style-name="P4">// ejecutamos el nuevo archivo creado por el compilador</text:p>
      <text:p text:style-name="P4">node hello.js</text:p>
      <text:p text:style-name="P4">&lt;h4&gt;Compilamos de manera automatica un archivo en particular&lt;/h4&gt;</text:p>
      <text:p text:style-name="P4">este se va a compilar cada vez que haya un cambio en el archivo en cuestion</text:p>
      <text:p text:style-name="P4"/>
      <text:p text:style-name="P4">tscc --watch hello.ts</text:p>
      <text:p text:style-name="P4"/>
      <text:p text:style-name="P6"><text:soft-page-break/>Instalación de TypeScript</text:p>
      <text:p text:style-name="P4">Con el siguiente comando lo instalaremos de manera global:</text:p>
      <text:p text:style-name="P4"/>
      <text:p text:style-name="P4">npm install -g typescript</text:p>
      <text:p text:style-name="P4">Consultar la versión del compilador de TS:</text:p>
      <text:p text:style-name="P4">tsc -v</text:p>
      <text:p text:style-name="P4">Compilar nuestros ficheros .ts</text:p>
      <text:p text:style-name="P4">tsc your_file.ts</text:p>
      <text:p text:style-name="P4">Compilar de manera ‘automática’ nuestros ficheros .ts</text:p>
      <text:p text:style-name="P4">tsc --watch your_file.ts</text:p>
      <text:p text:style-name="P4">No hay que tenerle miedo al TypeScript, ya que este nos creará un archivo: your_file.js.</text:p>
      <text:p text:style-name="P4">Es decir un archivo .js compatible con todo.</text:p>
      <text:p text:style-name="P4"/>
      <text:p text:style-name="P6">Configurar Typescript</text:p>
      <text:p text:style-name="P4">tsconfig.json</text:p>
      <text:p text:style-name="P4"/>
      <text:p text:style-name="P4">Especifica la raiz de un proyecto TS</text:p>
      <text:p text:style-name="P4">Permite configurar opciones para el compilador</text:p>
      <text:p text:style-name="P4">Para crear este archivo en cualquier proyecto:</text:p>
      <text:p text:style-name="P4"/>
      <text:p text:style-name="P4">tsc --init</text:p>
      <text:p text:style-name="P4">El archivo base es este:</text:p>
      <text:p text:style-name="P4"/>
      <text:p text:style-name="P4">{</text:p>
      <text:p text:style-name="P4"><text:tab/>"extends": "./config/base"</text:p>
      <text:p text:style-name="P4"><text:tab/>"compilerOptions":{</text:p>
      <text:p text:style-name="P4"><text:tab/><text:tab/>"target": "es6",</text:p>
      <text:p text:style-name="P4"><text:tab/><text:tab/>"module": "commonjs"</text:p>
      <text:p text:style-name="P4"><text:tab/><text:tab/>"strict": true,</text:p>
      <text:p text:style-name="P4"><text:tab/><text:tab/>"removeComments": true</text:p>
      <text:p text:style-name="P4"><text:tab/>},</text:p>
      <text:p text:style-name="P4"><text:tab/>"include":[</text:p>
      <text:p text:style-name="P4"><text:tab/><text:tab/>"src/**/*.ts"</text:p>
      <text:p text:style-name="P4"><text:tab/>],</text:p>
      <text:p text:style-name="P4"><text:tab/>"exclude": [</text:p>
      <text:p text:style-name="P4"><text:tab/><text:tab/>"node_modules",</text:p>
      <text:p text:style-name="P4"><text:tab/><text:tab/>"**/*.test.ts"</text:p>
      <text:p text:style-name="P4"><text:tab/>]</text:p>
      <text:p text:style-name="P4">}</text:p>
      <text:p text:style-name="P4">Una vez que este archivo es generado, ejecutamos:</text:p>
      <text:p text:style-name="P4"/>
      <text:p text:style-name="P4">tsc // Busa la configuracion dentro del proyecto</text:p>
      <text:p text:style-name="P4">tsc --project platzi // Especifica el directorio donde esta la configuracion</text:p>
      <text:p text:style-name="P4">tsc file.ts // Omite la configuracion</text:p>
      <text:p text:style-name="P4">Para ver todas las configuraciones que podemos hacer:</text:p>
      <text:p text:style-name="P4"/>
      <text:p text:style-name="P4">TSConfig Reference - Docs on every TSConfig option</text:p>
      <text:p text:style-name="P4"/>
      <text:p text:style-name="P4"/>
      <text:p text:style-name="P4"/>
      <text:p text:style-name="P4"/>
      <text:p text:style-name="P4"/>
      <text:p text:style-name="P6"><text:soft-page-break/>MY NOTES 🤓 TYPED IN JAVASCRIPT</text:p>
      <text:p text:style-name="P4"/>
      <text:p text:style-name="P4">Explicito</text:p>
      <text:p text:style-name="P4">Define una sintaxis para la creación de variables con tipo de dato.</text:p>
      <text:p text:style-name="P4"/>
      <text:p text:style-name="P4">Significa que tenemos que tener en cuenta el definir un tipo de dato a la hora de declarar una variable</text:p>
      <text:p text:style-name="P4"/>
      <text:p text:style-name="P4">Inferido</text:p>
      <text:p text:style-name="P4">Typescript tiene la habilidad de “deducir” el tipo en función de un valor</text:p>
      <text:p text:style-name="P4"/>
      <text:p text:style-name="P4">Tipo de dato Explicito</text:p>
      <text:p text:style-name="P4"/>
      <text:p text:style-name="P4">nombreVariable : TipodeDato</text:p>
      <text:p text:style-name="P4">: → permite especificar el tipo de dato</text:p>
      <text:p text:style-name="P4"/>
      <text:p text:style-name="P4">Tipo de dato Inferido</text:p>
      <text:p text:style-name="P4"/>
      <text:p text:style-name="P4">nombreVar = valor</text:p>
      <text:p text:style-name="P4">nomVar → typescript deduce el tipo de dato</text:p>
      <text:p text:style-name="P4"/>
      <text:p text:style-name="P4">valor → la variable debe estar inicializada</text:p>
      <text:p text:style-name="P4"/>
      <text:p text:style-name="P4">Tipos de datos basicos</text:p>
      <text:p text:style-name="P4"/>
      <text:p text:style-name="P4">Las mas utilizadas en js</text:p>
      <text:p text:style-name="P4"/>
      <text:p text:style-name="P4">cadenas de texto</text:p>
      <text:p text:style-name="P4">numeros</text:p>
      <text:p text:style-name="P4">objetos</text:p>
      <text:p text:style-name="P4">arreglos</text:p>
      <text:p text:style-name="P4">booleanos</text:p>
      <text:p text:style-name="P4">Tipos primitivos en typescript</text:p>
      <text:p text:style-name="P4"/>
      <text:p text:style-name="P4">Number</text:p>
      <text:p text:style-name="P4">Boolean</text:p>
      <text:p text:style-name="P4">String</text:p>
      <text:p text:style-name="P4">Array</text:p>
      <text:p text:style-name="P4">Tuple</text:p>
      <text:p text:style-name="P4">Enum</text:p>
      <text:p text:style-name="P4">Any</text:p>
      <text:p text:style-name="P4">Void</text:p>
      <text:p text:style-name="P4">Null</text:p>
      <text:p text:style-name="P4">Undefined</text:p>
      <text:p text:style-name="P4">Never</text:p>
      <text:p text:style-name="P4">Object</text:p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Tipos de datos</text:p>
      <text:p text:style-name="P4">Dentro de los tipos explícitos que maneja TypeScript, tenemos:</text:p>
      <text:p text:style-name="P4"/>
      <text:p text:style-name="P4">Number. Este tipo de dato incluye valores numéricos, hexadecimales, binarios y octales.</text:p>
      <text:p text:style-name="P4"/>
      <text:p text:style-name="P4">// Explícito</text:p>
      <text:p text:style-name="P4">let phone: number</text:p>
      <text:p text:style-name="P4">phone = 3315015804</text:p>
      <text:p text:style-name="P4"/>
      <text:p text:style-name="P4">let hex: number = 0xf00d</text:p>
      <text:p text:style-name="P4">let binary: number = 0b1010</text:p>
      <text:p text:style-name="P4">let octal: number = 0o744</text:p>
      <text:p text:style-name="P4"/>
      <text:p text:style-name="P4">// Implícito</text:p>
      <text:p text:style-name="P4">let phoneNumber = 3315015804</text:p>
      <text:p text:style-name="P4">Boolean. Es el tipo de dato más simple en TypeScript ya que solo acepta dos tipos de valores que son true o false.</text:p>
      <text:p text:style-name="P4"/>
      <text:p text:style-name="P4">// Explícito</text:p>
      <text:p text:style-name="P4">let isTrue: boolean = true</text:p>
      <text:p text:style-name="P4"/>
      <text:p text:style-name="P4">// Implícito</text:p>
      <text:p text:style-name="P4">let isFalse = false</text:p>
      <text:p text:style-name="P4">String. Es el tipo de dato para trabanar con datos textuales o cadenas, para definir este tipo de dato se puede usar comilla dobles "" o simples ''.</text:p>
      <text:p text:style-name="P4"/>
      <text:p text:style-name="P4">// Explícito</text:p>
      <text:p text:style-name="P4">let userName: string = 'Alejandra'</text:p>
      <text:p text:style-name="P4"/>
      <text:p text:style-name="P4">// Implícito</text:p>
      <text:p text:style-name="P4">let lastName = 'Camacho'</text:p>
      <text:p text:style-name="P4">Dentro del tipo de dato string también podemos crear templates de la siguiente forma:</text:p>
      <text:p text:style-name="P4"/>
      <text:p text:style-name="P4">// Template string</text:p>
      <text:p text:style-name="P4">// Uso de back-tick ``</text:p>
      <text:p text:style-name="P4">let userInfo: string = `</text:p>
      <text:p text:style-name="P4"><text:s text:c="2"/>User info:</text:p>
      <text:p text:style-name="P4"><text:s text:c="2"/>firstName: ${firstName}</text:p>
      <text:p text:style-name="P4"><text:s text:c="2"/>lastName: ${lastName}</text:p>
      <text:p text:style-name="P4"><text:s text:c="2"/>phone: ${phone}</text:p>
      <text:p text:style-name="P4"><text:s text:c="2"/>isValid: ${isTrue}</text:p>
      <text:p text:style-name="P4">`</text:p>
      <text:p text:style-name="P6"/>
      <text:p text:style-name="P6">Tipo: Any</text:p>
      <text:p text:style-name="P6"/>
      <text:p text:style-name="P4">Valores dinamicos</text:p>
      <text:p text:style-name="P4">Valores pueden cambiar de tipo (APIs / librerias)</text:p>
      <text:p text:style-name="P4">Usar como ultimo recurso</text:p>
      <text:p text:style-name="P4">let idUser: any;</text:p>
      <text:p text:style-name="P4">idUser = 1;</text:p>
      <text:p text:style-name="P4">idUser = "1"</text:p>
      <text:p text:style-name="P4"><text:soft-page-break/></text:p>
      <text:p text:style-name="P4">let otherId; // Any inferido</text:p>
      <text:p text:style-name="P4">otherId = 1;</text:p>
      <text:p text:style-name="P4">otherId = "1"</text:p>
      <text:p text:style-name="P4"/>
      <text:p text:style-name="P4"><text:span text:style-name="T2">Void</text:span>. Este tipo es lo opuesto al tipo anterior ya que representa la ausencia de tipo, es utilizado comúnmente como el tipo de retorno en funciones.</text:p>
      <text:p text:style-name="P4"/>
      <text:p text:style-name="P4">// Explícito</text:p>
      <text:p text:style-name="P4">function showInfo (user: any): void {</text:p>
      <text:p text:style-name="P4"><text:s text:c="2"/>console.log('User info', user.id, user.userName, user.firstName)</text:p>
      <text:p text:style-name="P4">}</text:p>
      <text:p text:style-name="P4"/>
      <text:p text:style-name="P4">showInfo({ id: 1, username: 'Alex', firstName: 'Alejandra' })</text:p>
      <text:p text:style-name="P4">También podemos trabajar con variables tipo void, estas variables solo aceptan valores null o undefined.</text:p>
      <text:p text:style-name="P4"/>
      <text:p text:style-name="P4"><text:span text:style-name="T2">Never.</text:span> Es un tipo de dato especial en TypeScript, representa el tipo de valor que nunca ocurre, puede ser usado en funciones que lanzan excepciones o en funciones que nunca retornan un valor.</text:p>
      <text:p text:style-name="P4"/>
      <text:p text:style-name="P4">function handleError (code: number, message: string): never {</text:p>
      <text:p text:style-name="P4"><text:s text:c="2"/>// Process your code here</text:p>
      <text:p text:style-name="P4"><text:s text:c="2"/>// Generate a message</text:p>
      <text:p text:style-name="P4"><text:s text:c="2"/>throw new Error(`${message}. Code: ${code}`)</text:p>
      <text:p text:style-name="P4">}</text:p>
      <text:p text:style-name="P4"/>
      <text:p text:style-name="P3">Null</text:p>
      <text:p text:style-name="P4"/>
      <text:p text:style-name="P4">Null es la no existencia de la variable</text:p>
      <text:p text:style-name="P4">Null es un subtipo de Any, por lo que puedo asignarlo a cualquier tipo de variable</text:p>
      <text:p text:style-name="P4"/>
      <text:p text:style-name="P4">Sintaxis</text:p>
      <text:p text:style-name="P4"/>
      <text:p text:style-name="P4">// Explicito</text:p>
      <text:p text:style-name="P4">let nullVariable: null = null;</text:p>
      <text:p text:style-name="P4"/>
      <text:p text:style-name="P4">// Inferido</text:p>
      <text:p text:style-name="P4">let otherVariable = null; <text:s text:c="2"/>// --&gt; any</text:p>
      <text:p text:style-name="P4">otherVariable = 'test';</text:p>
      <text:p text:style-name="P4">Tipo: Null y Undefined La Opcion —strictNullChecks</text:p>
      <text:p text:style-name="P4"/>
      <text:p text:style-name="P4">Solo permite asignar null y undefined a una variable de tipo any o sus tipos respectivos</text:p>
      <text:p text:style-name="P4">Ayuda a evitar errores comunes en programación de apps en el ambito Javascript</text:p>
      <text:p text:style-name="P6">Undefined</text:p>
      <text:p text:style-name="P4"/>
      <text:p text:style-name="P4">Undefined es una variable sin ningun valor</text:p>
      <text:p text:style-name="P4"/>
      <text:p text:style-name="P4">Undefined es un subtipo de Any, por lo que puedo asignarlo a cualquier tipo de variable</text:p>
      <text:p text:style-name="P4"/>
      <text:p text:style-name="P4">Sintaxis:</text:p>
      <text:p text:style-name="P4"/>
      <text:p text:style-name="P4"><text:soft-page-break/>// Explicito</text:p>
      <text:p text:style-name="P4">let undefinedVariable: undefined = undefined;</text:p>
      <text:p text:style-name="P4"/>
      <text:p text:style-name="P4">// Inferido</text:p>
      <text:p text:style-name="P4">let otherUndefined = undefined; <text:s/>// --&gt; any</text:p>
      <text:p text:style-name="P4">otherUndefined = 1</text:p>
      <text:p text:style-name="P4"/>
      <text:p text:style-name="P6">Object</text:p>
      <text:p text:style-name="P4"/>
      <text:p text:style-name="P4">Es un tipo de dato no primitivo.</text:p>
      <text:p text:style-name="P4"/>
      <text:p text:style-name="P4">Declarar a una variable con el tipo object no es lo mismo que crear un Object nativo de JS</text:p>
      <text:p text:style-name="P4"/>
      <text:p text:style-name="P4">Si tenemos un objeto declarado con el object de TS no podremos acceder a sus atributos mientras que si lo hacemos regularmente como en vanilla JS si podremos hacerlo.</text:p>
      <text:p text:style-name="P4"/>
      <text:p text:style-name="P4">Por lo tanto declarar una variable como object de TS nos puede llegar a servir para una situacion en la que no querramos que el objeto pueda mutar.</text:p>
      <text:p text:style-name="P4"/>
      <text:p text:style-name="P4">Sintaxis:</text:p>
      <text:p text:style-name="P4"/>
      <text:p text:style-name="P4">//Explicito</text:p>
      <text:p text:style-name="P4">let user: object = { id: 234, name: "Federico"}</text:p>
      <text:p text:style-name="P4"/>
      <text:p text:style-name="P4">//Implicito</text:p>
      <text:p text:style-name="P4">//Este objeto sera creado como un objeto nativo de JS</text:p>
      <text:p text:style-name="P4">let user = { id: 234, name: "Federico"}</text:p>
      <text:p text:style-name="P4"/>
      <text:p text:style-name="P4">Object. Este tipo de dato representa a un valor no primitivo (como los ejemplos anteriores)</text:p>
      <text:p text:style-name="P4"/>
      <text:p text:style-name="P4">// Explícito</text:p>
      <text:p text:style-name="P4">const user: object = {</text:p>
      <text:p text:style-name="P4"><text:s text:c="2"/>id: 1,</text:p>
      <text:p text:style-name="P4"><text:s text:c="2"/>userName: 'paparazzi',</text:p>
      <text:p text:style-name="P4"><text:s text:c="2"/>firstName: 'Pablo',</text:p>
      <text:p text:style-name="P4"><text:s text:c="2"/>isPro: true</text:p>
      <text:p text:style-name="P4">}</text:p>
      <text:p text:style-name="P4"/>
      <text:p text:style-name="P4">console.log(user)</text:p>
      <text:p text:style-name="P4">No confundir el tipo de dato object con la clase Object de JavaScript</text:p>
      <text:p text:style-name="P4"/>
      <text:p text:style-name="P4"><text:span text:style-name="T4">Array</text:span>. Al igual que en JavaScript, TypeScript permite definir un arreglo para contener un conjunto de valores, para definir los arreglos se pueden usar nos notaciones [] y Array&lt;type&gt;.</text:p>
      <text:p text:style-name="P4"/>
      <text:p text:style-name="P4">// Corchetes []</text:p>
      <text:p text:style-name="P4">const nickname: string[] = ['Syaan', 'Matt', 'Lou']</text:p>
      <text:p text:style-name="P4">const idNumber: number[] = [1, 2, 3, 4, 5]</text:p>
      <text:p text:style-name="P4"/>
      <text:p text:style-name="P4">// Array&lt;type&gt;</text:p>
      <text:p text:style-name="P4">const pictureTitles: Array&lt;string&gt; = ['Favorite Sunset', 'Vacation Time', 'Landscape']</text:p>
      <text:p text:style-name="P4"/>
      <text:p text:style-name="P4"/>
      <text:p text:style-name="P4"><text:soft-page-break/>Se puede crear un arreglo que soporte una lista definida de tipos de datos. e.g:</text:p>
      <text:p text:style-name="P4"/>
      <text:p text:style-name="P4">let myArray: (string | number | boolean)[];</text:p>
      <text:p text:style-name="P4">myArray = [false, 1, '2'];</text:p>
      <text:p text:style-name="P4">De igual forma se puede crear un arreglo irrestricto como los de Javascript. e.g:</text:p>
      <text:p text:style-name="P4"/>
      <text:p text:style-name="P4">let myArray: any[];</text:p>
      <text:p text:style-name="P4">myArray = [{}, true, 'two', 0b11];</text:p>
      <text:p text:style-name="P4"/>
      <text:p text:style-name="P6">MY NOTES FOR TUPLES 😄</text:p>
      <text:p text:style-name="P4"/>
      <text:p text:style-name="P4">Las tuplas permiten expresar un arreglo con un número fijo de elementos</text:p>
      <text:p text:style-name="P4">Los tipos de datos son conocidos</text:p>
      <text:p text:style-name="P4">export {}</text:p>
      <text:p text:style-name="P4">//Tuplas</text:p>
      <text:p text:style-name="P4"><text:s text:c="2"/>//En esta tumpla estre guardando dos tipos de datos</text:p>
      <text:p text:style-name="P4">let user: [number, string];</text:p>
      <text:p text:style-name="P4">user = [22, 'andres'];</text:p>
      <text:p text:style-name="P4"/>
      <text:p text:style-name="P4">console.log('user', user);</text:p>
      <text:p text:style-name="P4"/>
      <text:p text:style-name="P4">//Podremos acceder a la tupla normalmente como en cualquier array</text:p>
      <text:p text:style-name="P4"><text:s text:c="2"/>//Aaunque sea una tupla con distintos tipos de datos dependiendo de al valor</text:p>
      <text:p text:style-name="P4"><text:s text:c="4"/>//que estemos accediendo podremos utilizar sus respectivas funciones</text:p>
      <text:p text:style-name="P4">console.log('user', user);</text:p>
      <text:p text:style-name="P4">console.log('username', user[1]);</text:p>
      <text:p text:style-name="P4">console.log('id', user[0]);</text:p>
      <text:p text:style-name="P4"/>
      <text:p text:style-name="P4">//Tuplas con varios valores</text:p>
      <text:p text:style-name="P4">// id, username, isPro</text:p>
      <text:p text:style-name="P4"><text:s text:c="2"/>//Para definir tuplas debemos definir tipos de datos diferentes para cada una </text:p>
      <text:p text:style-name="P4"><text:s text:c="3"/>//de las posiciones esa es una de las restricciones</text:p>
      <text:p text:style-name="P4">let userInfo: [number, string, boolean];</text:p>
      <text:p text:style-name="P4">userInfo = [2, 'paparazzi', true];</text:p>
      <text:p text:style-name="P4">console.log('userInfo', userInfo);</text:p>
      <text:p text:style-name="P4"/>
      <text:p text:style-name="P4">//Arreglo de Tuplas</text:p>
      <text:p text:style-name="P4"><text:s text:c="2"/>//utilizamos unos [] adicionales para indicar que vamos a guardar en la variable</text:p>
      <text:p text:style-name="P4"><text:s text:c="4"/>//Un conjunto de tuplas</text:p>
      <text:p text:style-name="P4"><text:s text:c="6"/>//Dara error si solo lo declaramos y no le asignamos ningun valor</text:p>
      <text:p text:style-name="P4">let arrayy: [number,string][] = [];</text:p>
      <text:p text:style-name="P4">arrayy.push([1, 'andres']);</text:p>
      <text:p text:style-name="P4">arrayy.push([2, 'andresb']);</text:p>
      <text:p text:style-name="P4">arrayy.push([3, 'andresc']);</text:p>
      <text:p text:style-name="P4"/>
      <text:p text:style-name="P4">//Uso de funciones Array</text:p>
      <text:p text:style-name="P4">//lensQueen -&gt; lensQueen001</text:p>
      <text:p text:style-name="P4"><text:s text:c="2"/>//accedemos a la posicion de andesc y con concat le agregamos 001 y este valor se lo</text:p>
      <text:p text:style-name="P4"><text:s text:c="4"/>//reasignamos a esa misma posicion</text:p>
      <text:p text:style-name="P4">arrayy[2][1] = arrayy[2][1].concat('001');</text:p>
      <text:p text:style-name="P4"/>
      <text:p text:style-name="P4"/>
      <text:p text:style-name="P9"><text:soft-page-break/>Enum:</text:p>
      <text:p text:style-name="P4"><text:span text:style-name="T4">Los enumerados </text:span>permiten definir un conjunto de constantes con nombre</text:p>
      <text:p text:style-name="P4">Tienen la ventaja de adapartse al contexto de la aplicación</text:p>
      <text:p text:style-name="P4">Documentación oficial de enums en TS</text:p>
      <text:p text:style-name="P4"/>
      <text:p text:style-name="P4">//* Orientación para fotografías</text:p>
      <text:p text:style-name="P4">/* const landscape = 0</text:p>
      <text:p text:style-name="P4">const portrait = 1</text:p>
      <text:p text:style-name="P4">const square = 2</text:p>
      <text:p text:style-name="P4">const panorama = 3 */</text:p>
      <text:p text:style-name="P4"/>
      <text:p text:style-name="P4">//*Una forma más inteligente de declarar constantes</text:p>
      <text:p text:style-name="P4">enum PhotoOrientation {</text:p>
      <text:p text:style-name="P4"><text:s text:c="2"/>Landscape = 'cero', //* Podemos asignar un valor en particular</text:p>
      <text:p text:style-name="P4"><text:s text:c="2"/>Portrait = 1, //* 1</text:p>
      <text:p text:style-name="P4"><text:s text:c="2"/>Square = 2, //* 2</text:p>
      <text:p text:style-name="P4"><text:s text:c="2"/>Panorama = 3 //* 3</text:p>
      <text:p text:style-name="P4">}</text:p>
      <text:p text:style-name="P4"/>
      <text:p text:style-name="P4">const landscape: PhotoOrientation = PhotoOrientation.Landscape</text:p>
      <text:p text:style-name="P4">const square: PhotoOrientation = PhotoOrientation.Square</text:p>
      <text:p text:style-name="P4"/>
      <text:p text:style-name="P4">console.log('landscape: ', landscape) //* Accede al valor</text:p>
      <text:p text:style-name="P4">console.log('Square: ', PhotoOrientation[square]) //* Accede al nombre</text:p>
      <text:p text:style-name="P4"/>
      <text:p text:style-name="P4">//*Siempre tenemos valores consecutivos que incrementan de 1 en 1</text:p>
      <text:p text:style-name="P4">enum PictureOrientation {</text:p>
      <text:p text:style-name="P4"><text:s text:c="2"/>Landscape = 10,</text:p>
      <text:p text:style-name="P4"><text:s text:c="2"/>Portrait, //* 11</text:p>
      <text:p text:style-name="P4"><text:s text:c="2"/>Square, //* 12</text:p>
      <text:p text:style-name="P4"><text:s text:c="2"/>Panorama,// *13</text:p>
      <text:p text:style-name="P4">}</text:p>
      <text:p text:style-name="P4"/>
      <text:p text:style-name="P4">console.log('Portrait: ', PictureOrientation.Portrait) //* valor 11</text:p>
      <text:p text:style-name="P4"/>
      <text:p text:style-name="P4">//* Es la misma lógica que: { key, value }</text:p>
      <text:p text:style-name="P4">enum Country {</text:p>
      <text:p text:style-name="P4"><text:s text:c="2"/>Bolivia = 'BOL',</text:p>
      <text:p text:style-name="P4"><text:s text:c="2"/>Colombia = 'COL',</text:p>
      <text:p text:style-name="P4"><text:s text:c="2"/>Mexico = 'MEX',</text:p>
      <text:p text:style-name="P4"><text:s text:c="2"/>EEUU = 'USA',</text:p>
      <text:p text:style-name="P4"><text:s text:c="2"/>Espana = 'ESP'</text:p>
      <text:p text:style-name="P4">}</text:p>
      <text:p text:style-name="P4"/>
      <text:p text:style-name="P4">const mexico:Country = Country.Mexico</text:p>
      <text:p text:style-name="P4">console.log('México: ', mexico)</text:p>
      <text:p text:style-name="P4"/>
      <text:p text:style-name="P4">//! Country.Mexico = 'MX' //!Esto da un error, no podemos modificar su valor</text:p>
      <text:p text:style-name="P4"/>
      <text:p text:style-name="P4"/>
      <text:p text:style-name="P4"/>
      <text:p text:style-name="P4"/>
      <text:p text:style-name="Text_20_body"><text:soft-page-break/><text:span text:style-name="ins"><text:span text:style-name="Strong_20_Emphasis"><text:span text:style-name="T5">Unión de tipos</text:span></text:span></text:span><text:line-break/>Permite el uso de uno o más tipos. Para unir tipos, se usa el caracter |<text:line-break/><text:span text:style-name="Strong_20_Emphasis">Ejemplo:</text:span><text:line-break/>let userId: string | number;</text:p>
      <text:p text:style-name="Text_20_body"><text:span text:style-name="ins"><text:span text:style-name="Strong_20_Emphasis"><text:span text:style-name="T5">Alias</text:span></text:span></text:span><text:line-break/>Sirven para definir un tipo de dato con nombre personalizado. Se usa la palabra reservada type<text:line-break/><text:span text:style-name="Strong_20_Emphasis">Ejemplo:</text:span><text:line-break/>type userId = string | number;<text:line-break/>let myUserId: userId;</text:p>
      <text:p text:style-name="Text_20_body"><text:span text:style-name="ins"><text:span text:style-name="Strong_20_Emphasis"><text:span text:style-name="T5">Tipos literales</text:span></text:span></text:span><text:line-break/>Permiten definir rápidamente una serie de elementos constantes, se pueden usar con strings, numbers o booleanos.<text:line-break/><text:span text:style-name="Strong_20_Emphasis">Ejemplo:</text:span><text:line-break/>let tileSize: 8 | 16 | 32;<text:line-break/>let squareSize: ‘200x200’ | ‘500x500’ | ‘1000x1000’</text:p>
      <text:p text:style-name="Text_20_body"><text:span text:style-name="T2">Aserciones de tipos:</text:span> Mecanismo de conversión de tipos de datos. Se parece al casting de tipos en otros lenguajes de programación.<text:line-break/>Usa dos sintaxis.</text:p>
      <text:p text:style-name="Preformatted_20_Text"><text:span text:style-name="Source_20_Text">//Angle Bracket: &lt;Type&gt;</text:span></text:p>
      <text:p text:style-name="Preformatted_20_Text"><text:span text:style-name="Source_20_Text">let username : any;</text:span></text:p>
      <text:p text:style-name="Preformatted_20_Text"><text:span text:style-name="Source_20_Text">username = (&lt;string&gt;'danijazzero').toUpperCase()</text:span></text:p>
      <text:p text:style-name="Preformatted_20_Text"><text:span text:style-name="Source_20_Text">///as: variable as type</text:span></text:p>
      <text:p text:style-name="Preformatted_20_Text"><text:span text:style-name="Source_20_Text">username = (username as string).toLowerCase()</text:span></text:p>
      <text:p text:style-name="Preformatted_20_Text"><text:span text:style-name="Source_20_Text"/></text:p>
      <text:h text:style-name="Heading_20_2" text:outline-level="2">Funciones en TS</text:h>
      <text:list xml:id="list105833578" text:style-name="L1">
        <text:list-item>
          <text:p text:style-name="Text_20_body">Los parametros en las funciones son tipados</text:p>
        </text:list-item>
        <text:list-item>
          <text:p text:style-name="Text_20_body">Se pueden definir parametros opcionales</text:p>
        </text:list-item>
        <text:list-item>
          <text:p text:style-name="Text_20_body">Se puede definir que tipo de datos devolvera la funcion</text:p>
        </text:list-item>
      </text:list>
      <text:p text:style-name="Preformatted_20_Text"><text:span text:style-name="Source_20_Text">type SquareSize = '100x100' | '500x500' | '1000x1000';</text:span></text:p>
      <text:p text:style-name="Preformatted_20_Text"/>
      <text:p text:style-name="Preformatted_20_Text"><text:span text:style-name="Source_20_Text">// el simbolo ? indica que el parametro es opcional. </text:span></text:p>
      <text:p text:style-name="Preformatted_20_Text"><text:span text:style-name="Source_20_Text">// Siempre que tengamos un parametros opcional tiene que encontrasrse al final</text:span></text:p>
      <text:p text:style-name="Preformatted_20_Text"><text:span text:style-name="Source_20_Text">// en caso de que no resivamos este parametro opc va a tomar el valor pode default</text:span></text:p>
      <text:p text:style-name="Preformatted_20_Text"><text:span text:style-name="Source_20_Text">function createPicture(title: string, date: string, size?: SquareSize = "100x100"){</text:span></text:p>
      <text:p text:style-name="Preformatted_20_Text"><text:span text:style-name="Source_20_Text"><text:s text:c="8"/>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Fat Array Function</text:span></text:p>
      <text:p text:style-name="Preformatted_20_Text"><text:span text:style-name="Source_20_Text">let createPic = (title: string, date: string, size?: SquareSize): object =&gt; {</text:span></text:p>
      <text:p text:style-name="Preformatted_20_Text"><text:span text:style-name="Source_20_Text"><text:s text:c="8"/>return {</text:span></text:p>
      <text:p text:style-name="Preformatted_20_Text"><text:span text:style-name="Source_20_Text"><text:s text:c="16"/>title,</text:span></text:p>
      <text:p text:style-name="Preformatted_20_Text"><text:span text:style-name="Source_20_Text"><text:s text:c="16"/>date,</text:span></text:p>
      <text:p text:style-name="Preformatted_20_Text"><text:span text:style-name="Source_20_Text"><text:s text:c="16"/>size</text:span></text:p>
      <text:p text:style-name="Preformatted_20_Text"><text:span text:style-name="Source_20_Text"><text:s text:c="8"/>}</text:span></text:p>
      <text:p text:style-name="Preformatted_20_Text"><text:span text:style-name="Source_20_Text">};</text:span></text:p>
      <text:p text:style-name="Standard"><text:soft-page-break/><text:span text:style-name="T2">Interfaces</text:span></text:p>
      <text:p text:style-name="Standard">Se constituyen como forma de contratos para el codigo que vaya a implementarla.</text:p>
      <text:p text:style-name="Standard"/>
      <text:p text:style-name="Standard">Es una forma de definir que propiedades y metodos deben implementar si o si las propiedades que se declaren de este tipo de interfas</text:p>
      <text:p text:style-name="Standard"/>
      <text:p text:style-name="Standard">interface Picture{</text:p>
      <text:p text:style-name="Standard"><text:tab/>title: string,</text:p>
      <text:p text:style-name="Standard"><text:tab/>date: string,</text:p>
      <text:p text:style-name="Standard"><text:tab/>orientation: PhotoOrientation // Enum</text:p>
      <text:p text:style-name="Standard">}</text:p>
      <text:p text:style-name="Standard"/>
      <text:p text:style-name="Standard">// el parametro picture va a verificar si el valor recibido cumple con la interface</text:p>
      <text:p text:style-name="Standard">function showPicture(picture: Picture){</text:p>
      <text:p text:style-name="Standard"><text:tab/>console.log(`[title: ${picture.title},</text:p>
      <text:p text:style-name="Standard"><text:tab/><text:tab/><text:tab/><text:tab/><text:tab/><text:tab/><text:tab/><text:tab/>date: ${picture.date}</text:p>
      <text:p text:style-name="Standard"><text:tab/><text:tab/><text:tab/><text:tab/><text:tab/><text:tab/><text:tab/><text:tab/>orientation: ${picture.orientation}]`</text:p>
      <text:p text:style-name="Standard">}</text:p>
      <text:p text:style-name="Standard"/>
      <text:p text:style-name="Text_20_body"><text:span text:style-name="T2"><text:s/></text:span><text:span text:style-name="T3">Interfaces: </text:span><text:span text:style-name="T2">Propiedades opcionales :</text:span> No todas las propiedades de una interfaz podrian ser requeridas. Usamos el simbolo ‘?’ luego del nombre de la propiedad.</text:p>
      <text:p text:style-name="Preformatted_20_Text"><text:span text:style-name="Source_20_Text">interface PictureConfig {</text:span></text:p>
      <text:p text:style-name="Preformatted_20_Text"><text:span text:style-name="Source_20_Text"><text:s text:c="8"/>title: string;</text:span></text:p>
      <text:p text:style-name="Preformatted_20_Text"><text:span text:style-name="Source_20_Text"><text:s text:c="8"/>date?: string;</text:span></text:p>
      <text:p text:style-name="Preformatted_20_Text"><text:span text:style-name="Source_20_Text"><text:s text:c="8"/>orientation: PhotoOrientation</text:span></text:p>
      <text:p text:style-name="Preformatted_20_Text"><text:span text:style-name="Source_20_Text">}</text:span></text:p>
      <text:p text:style-name="Preformatted_20_Text"/>
      <text:p text:style-name="Text_20_body">Propiedades de solo lectura: Algunas propiedades de la interfaz podrian no ser modificables una vez creado el objeto. Esto es posible usando <text:span text:style-name="Strong_20_Emphasis">readonly</text:span> antes del nombre de la propiedad.</text:p>
      <text:p text:style-name="Preformatted_20_Text"><text:span text:style-name="Source_20_Text">interface User {</text:span></text:p>
      <text:p text:style-name="Preformatted_20_Text"><text:span text:style-name="Source_20_Text"><text:s text:c="8"/>readonly id: number;</text:span></text:p>
      <text:p text:style-name="Preformatted_20_Text"><text:span text:style-name="Source_20_Text"><text:s text:c="8"/>username: string;</text:span></text:p>
      <text:p text:style-name="Preformatted_20_Text"><text:span text:style-name="Source_20_Text"><text:s text:c="8"/>readonly isPro:boolean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/></text:p>
      <text:h text:style-name="Heading_20_4" text:outline-level="4">Extensión de interfaces</text:h>
      <text:p text:style-name="Text_20_body"><text:span text:style-name="T6">La herencia es un mecanism</text:span>o para poder reutilzar código dentro de la programación orientada a objetos. TS provee esto con las interfaces. Las interfaces pueden extenderse de otras. Esto permite copiar los miembros ya definidos en una interfaz a otra, ganando flexibilidad y reusabilidad de componentes.</text:p>
      <text:p text:style-name="Preformatted_20_Text"><text:span text:style-name="Source_20_Text">export {}</text:span></text:p>
      <text:p text:style-name="Preformatted_20_Text"/>
      <text:p text:style-name="Preformatted_20_Text"><text:span text:style-name="Source_20_Text">enum PhotoOrientation{</text:span></text:p>
      <text:p text:style-name="Preformatted_20_Text"><text:span text:style-name="Source_20_Text"><text:s text:c="2"/>Landscape,</text:span></text:p>
      <text:p text:style-name="Preformatted_20_Text"><text:span text:style-name="Source_20_Text"><text:s text:c="2"/>Portrait,</text:span></text:p>
      <text:p text:style-name="Preformatted_20_Text"><text:span text:style-name="Source_20_Text"><text:s text:c="2"/>Square,</text:span></text:p>
      <text:p text:style-name="Preformatted_20_Text"><text:span text:style-name="Source_20_Text"><text:s text:c="2"/>Panorama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*Herencia de interfaces</text:span></text:p>
      <text:p text:style-name="Preformatted_20_Text"/>
      <text:p text:style-name="Preformatted_20_Text"><text:soft-page-break/><text:span text:style-name="Source_20_Text">interface Entity {</text:span></text:p>
      <text:p text:style-name="Preformatted_20_Text"><text:span text:style-name="Source_20_Text"><text:s text:c="2"/>id: number,</text:span></text:p>
      <text:p text:style-name="Preformatted_20_Text"><text:span text:style-name="Source_20_Text"><text:s text:c="2"/>title: string,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erface Album <text:s/>extends Entity{</text:span></text:p>
      <text:p text:style-name="Preformatted_20_Text"><text:span text:style-name="Source_20_Text"><text:s text:c="2"/>//*Copia de los atributos de Entity</text:span></text:p>
      <text:p text:style-name="Preformatted_20_Text"><text:span text:style-name="Source_20_Text"><text:s text:c="2"/>description: string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erface Picture extends Entity {</text:span></text:p>
      <text:p text:style-name="Preformatted_20_Text"><text:span text:style-name="Source_20_Text"><text:s text:c="2"/>orientation: PhotoOrientation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album: Album = {</text:span></text:p>
      <text:p text:style-name="Preformatted_20_Text"><text:span text:style-name="Source_20_Text"><text:s text:c="2"/>id: 5,</text:span></text:p>
      <text:p text:style-name="Preformatted_20_Text"><text:span text:style-name="Source_20_Text"><text:s text:c="2"/>title: 'Meetups',</text:span></text:p>
      <text:p text:style-name="Preformatted_20_Text"><text:span text:style-name="Source_20_Text"><text:s text:c="2"/>description: 'Community events around the world'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picture: Picture = {</text:span></text:p>
      <text:p text:style-name="Preformatted_20_Text"><text:span text:style-name="Source_20_Text"><text:s text:c="2"/>id: 10,</text:span></text:p>
      <text:p text:style-name="Preformatted_20_Text"><text:span text:style-name="Source_20_Text"><text:s text:c="2"/>title: 'Family',</text:span></text:p>
      <text:p text:style-name="Preformatted_20_Text"><text:span text:style-name="Source_20_Text"><text:s text:c="2"/>orientation: PhotoOrientation.Square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let newPicture = {} as Picture</text:span></text:p>
      <text:p text:style-name="Preformatted_20_Text"><text:span text:style-name="Source_20_Text">newPicture.id = 2</text:span></text:p>
      <text:p text:style-name="Preformatted_20_Text"><text:span text:style-name="Source_20_Text">newPicture.title = 'Moon'</text:span></text:p>
      <text:p text:style-name="Preformatted_20_Text"/>
      <text:p text:style-name="Preformatted_20_Text"><text:span text:style-name="Source_20_Text">console.table({album})</text:span></text:p>
      <text:p text:style-name="Preformatted_20_Text"><text:span text:style-name="Source_20_Text">console.table({picture})</text:span></text:p>
      <text:p text:style-name="Preformatted_20_Text"><text:span text:style-name="Source_20_Text">console.table({newPicture})</text:span></text:p>
      <text:p text:style-name="Standard"/>
      <text:p text:style-name="Standard"><text:span text:style-name="T2">Las clases y a la POO</text:span>, se puede conectar las diferentes entidades y se puede relacionar</text:p>
      <text:p text:style-name="Standard">Una clase es la asbtracción de un conjunto de objetos</text:p>
      <text:p text:style-name="Standard">ejemplo:</text:p>
      <text:p text:style-name="Standard">Para definir una entidad usuario, se hace uso de una clase: Se debe definir una clase que</text:p>
      <text:p text:style-name="Standard">dentro tenga una función que permita crear objetos a partir de esta Clase y poder interactuar con ellos.</text:p>
      <text:p text:style-name="Standard">export {}</text:p>
      <text:p text:style-name="Standard"/>
      <text:p text:style-name="Standard">enum PhotoOrientation {</text:p>
      <text:p text:style-name="Standard"><text:s text:c="4"/>Landscape,</text:p>
      <text:p text:style-name="Standard"><text:s text:c="4"/>Portrait,</text:p>
      <text:p text:style-name="Standard"><text:s text:c="4"/>Square,</text:p>
      <text:p text:style-name="Standard"><text:s text:c="4"/>Panorama,</text:p>
      <text:p text:style-name="Standard">};</text:p>
      <text:p text:style-name="Standard"/>
      <text:p text:style-name="Standard">class Picture {</text:p>
      <text:p text:style-name="Standard"><text:s text:c="4"/>// properties</text:p>
      <text:p text:style-name="Standard"><text:s text:c="4"/>id: number;</text:p>
      <text:p text:style-name="Standard"><text:s text:c="4"/>title: string;</text:p>
      <text:p text:style-name="Standard"><text:s text:c="4"/>orientation: PhotoOrientation;</text:p>
      <text:p text:style-name="Standard"><text:s text:c="4"/>//constructor</text:p>
      <text:p text:style-name="Standard"><text:s text:c="4"/>constructor( id: number, title: string, orientation: PhotoOrientation ) {</text:p>
      <text:p text:style-name="Standard"><text:s text:c="8"/>this.id = id;</text:p>
      <text:p text:style-name="Standard"><text:s text:c="8"/>this.title = title;</text:p>
      <text:p text:style-name="Standard"><text:soft-page-break/><text:s text:c="8"/>this.orientation = orientation;</text:p>
      <text:p text:style-name="Standard"><text:s text:c="4"/>}</text:p>
      <text:p text:style-name="Standard"><text:s text:c="4"/>//Performance</text:p>
      <text:p text:style-name="Standard"><text:s text:c="4"/>toString() {</text:p>
      <text:p text:style-name="Standard"><text:s text:c="8"/>return `[id: ${this.id}, title: ${this.title}, orientation: ${this.orientation}]`</text:p>
      <text:p text:style-name="Standard"><text:s text:c="4"/>}</text:p>
      <text:p text:style-name="Standard">}</text:p>
      <text:p text:style-name="Standard"/>
      <text:p text:style-name="Standard">class Album {</text:p>
      <text:p text:style-name="Standard"><text:s text:c="4"/>id: string;</text:p>
      <text:p text:style-name="Standard"><text:s text:c="4"/>title: string;</text:p>
      <text:p text:style-name="Standard"><text:s text:c="4"/>pictures: Picture[];</text:p>
      <text:p text:style-name="Standard"/>
      <text:p text:style-name="Standard"><text:s text:c="4"/>constructor( id: string, title: string ) {</text:p>
      <text:p text:style-name="Standard"><text:s text:c="8"/>this.id = id;</text:p>
      <text:p text:style-name="Standard"><text:s text:c="8"/>this.title = title;</text:p>
      <text:p text:style-name="Standard"><text:s text:c="8"/>this.pictures = [];</text:p>
      <text:p text:style-name="Standard"><text:s text:c="4"/>} <text:s text:c="3"/></text:p>
      <text:p text:style-name="Standard"/>
      <text:p text:style-name="Standard"><text:s text:c="4"/>addPicture(picture: Picture) {</text:p>
      <text:p text:style-name="Standard"><text:s text:c="8"/>this.pictures.push(picture);</text:p>
      <text:p text:style-name="Standard"><text:s text:c="4"/>}</text:p>
      <text:p text:style-name="Standard">}</text:p>
      <text:p text:style-name="Standard"/>
      <text:p text:style-name="Standard">let album: Album = new Album('stories-1', 'Photos of mine');</text:p>
      <text:p text:style-name="Standard">const newPic: Picture = new Picture(2, 'my new pic!', PhotoOrientation.Panorama);</text:p>
      <text:p text:style-name="Standard">const new2Pic: Picture = new Picture(3, 'my 2nd new pic!', PhotoOrientation.Portrait);</text:p>
      <text:p text:style-name="Standard">const new3Pic: Picture = new Picture(4, 'my 3rd new pic!', PhotoOrientation.Portrait);</text:p>
      <text:p text:style-name="Standard">album.addPicture(newPic);</text:p>
      <text:p text:style-name="Standard">album.addPicture(new2Pic);</text:p>
      <text:p text:style-name="Standard">album.addPicture(new3Pic);</text:p>
      <text:p text:style-name="Standard">console.log('album -&gt; ', album);</text:p>
      <text:p text:style-name="Standard"/>
      <text:p text:style-name="P10">Clases publicas</text:p>
      <text:p text:style-name="Standard">Ts define un modificador de acceso publico por defecto para todos los miembros de la clase</text:p>
      <text:p text:style-name="Standard"/>
      <text:p text:style-name="Standard">Pero tambien podemos dejarlo mas claro con la keyboard public</text:p>
      <text:p text:style-name="Standard"/>
      <text:p text:style-name="P10">Clases privadas</text:p>
      <text:p text:style-name="Standard">Podemos “bloquear” ciertas propiedades o directamente clases enteras para evitar que se puedan acceder desde fuera de la misma, con esto logramos encapsulación</text:p>
      <text:p text:style-name="Standard"/>
      <text:p text:style-name="Standard">Usamos la keyboard private o directamente # esta ultima es mejor</text:p>
      <text:p text:style-name="Standard"/>
      <text:p text:style-name="P10">Modificadores de acceso.</text:p>
      <text:p text:style-name="Standard"><text:span text:style-name="T2">Get(accesa) y Set(muta)</text:span>, Interceptar y controlar el acceso a los miembros privados del objeto. Son métodos de la clase para leer y cambiar los valores de los miembros privados. De que forma podemos acceder &amp; mutar el valor en los miembros. Validación de los nuevos valores en los miembros.</text:p>
      <text:p text:style-name="Standard"/>
      <text:p text:style-name="Standard"/>
      <text:p text:style-name="P10"><text:soft-page-break/>Abstract, protected, extends, static, readonly</text:p>
      <text:p text:style-name="Standard">Abstract = cuando requieres que una clase no sea instanciada</text:p>
      <text:p text:style-name="Standard">Protected = Entre público y privado, para que los elementos puedan ser accedidos por la clase y subclases</text:p>
      <text:p text:style-name="Standard">Extends = herencia de SUPER clase a subclases, para invocar al constructor de la SUPERclase en las subclases usar super(propiedades)</text:p>
      <text:p text:style-name="Standard">Static = Puede acceder a métodos y propiedades de una clase sin instanciarla</text:p>
      <text:p text:style-name="Standard">Readonly = Indica propiedades que solo se pueden leer</text:p>
      <text:p text:style-name="Standard"/>
      <text:p text:style-name="Standard"><text:span text:style-name="T2">Módulos en TypeScript:</text:span> Los módulos en typescript proveen un mecanismo para una mejor organización del código y promueven su reutilización</text:p>
      <text:p text:style-name="Standard">A partir de ECMAScript 2015 los módulos son parte nativa del lenguaje Javascript</text:p>
      <text:p text:style-name="Standard"/>
      <text:p text:style-name="Standard">Importando y exportando modulos: Generalmente se define un modulo con la idea de agrupar codigo relacionado. Podemos tomar criterios en torno a la funcionalidad, features, utilitarios, modelos, etc.</text:p>
      <text:p text:style-name="Standard"/>
      <text:p text:style-name="Standard">Los miembros de modulo interactúan con el uso de las palabras reservadas import y export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08:51:34.424000000</meta:creation-date>
    <dc:date>2022-04-09T20:09:10.077000000</dc:date>
    <meta:editing-duration>PT22H49M49S</meta:editing-duration>
    <meta:editing-cycles>29</meta:editing-cycles>
    <meta:generator>LibreOffice/7.2.2.2$Windows_X86_64 LibreOffice_project/02b2acce88a210515b4a5bb2e46cbfb63fe97d56</meta:generator>
    <meta:document-statistic meta:table-count="0" meta:image-count="0" meta:object-count="0" meta:page-count="13" meta:paragraph-count="446" meta:word-count="2594" meta:character-count="17005" meta:non-whitespace-character-count="14432"/>
  </office:meta>
</office:document-meta>
</file>